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ccfbf" officeooo:paragraph-rsid="000ccfbf"/>
    </style:style>
    <style:style style:name="P2" style:family="paragraph" style:parent-style-name="Standard">
      <style:paragraph-properties fo:text-align="justify" style:justify-single-word="false"/>
      <style:text-properties officeooo:paragraph-rsid="000ccfbf"/>
    </style:style>
    <style:style style:name="P3" style:family="paragraph" style:parent-style-name="Standard">
      <style:paragraph-properties fo:text-align="justify" style:justify-single-word="false"/>
      <style:text-properties fo:font-size="11pt" officeooo:rsid="000ccfbf" officeooo:paragraph-rsid="000ccfbf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0ccfbf" officeooo:paragraph-rsid="0030a84f" style:font-size-asian="9.60000038146973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officeooo:rsid="000ccfbf" officeooo:paragraph-rsid="0030a84f" style:font-size-asian="9.60000038146973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officeooo:rsid="000df245" officeooo:paragraph-rsid="000df245" style:font-size-asian="9.60000038146973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officeooo:rsid="000ccfbf" officeooo:paragraph-rsid="000ccfbf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officeooo:rsid="000df245" officeooo:paragraph-rsid="000df245" style:font-size-asian="10pt" style:font-size-complex="10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officeooo:rsid="000df245" officeooo:paragraph-rsid="00101f7b" style:font-size-asian="10pt" style:font-size-complex="10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officeooo:rsid="000df245" officeooo:paragraph-rsid="0011fd7e" style:font-size-asian="10pt" style:font-size-complex="10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officeooo:rsid="000df245" officeooo:paragraph-rsid="00134a5d" style:font-size-asian="10pt" style:font-size-complex="10pt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officeooo:rsid="000df245" officeooo:paragraph-rsid="0019114c" style:font-size-asian="10pt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officeooo:rsid="000df245" officeooo:paragraph-rsid="00235446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0df245" officeooo:paragraph-rsid="00101f7b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0df245" officeooo:paragraph-rsid="00134a5d" style:font-size-asian="10pt" style:font-size-complex="10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officeooo:rsid="0017cccf" officeooo:paragraph-rsid="0017cccf" style:font-size-asian="10pt" style:font-size-complex="10pt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1pt" officeooo:rsid="000ccfbf" officeooo:paragraph-rsid="000ccfbf" style:font-size-asian="9.60000038146973pt" style:font-size-complex="11pt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0pt" officeooo:rsid="0011fd7e" officeooo:paragraph-rsid="00134a5d" style:font-size-asian="10pt" style:font-size-complex="10pt"/>
    </style:style>
    <style:style style:name="T1" style:family="text">
      <style:text-properties fo:font-size="11pt" style:font-size-asian="9.60000038146973pt" style:font-size-complex="11pt"/>
    </style:style>
    <style:style style:name="T2" style:family="text">
      <style:text-properties fo:font-size="11pt" officeooo:rsid="000ccfbf" style:font-size-asian="9.60000038146973pt" style:font-size-complex="11pt"/>
    </style:style>
    <style:style style:name="T3" style:family="text">
      <style:text-properties fo:font-size="11pt" officeooo:rsid="000df245" style:font-size-asian="9.60000038146973pt" style:font-size-complex="11pt"/>
    </style:style>
    <style:style style:name="T4" style:family="text">
      <style:text-properties officeooo:rsid="000ea5c0"/>
    </style:style>
    <style:style style:name="T5" style:family="text">
      <style:text-properties officeooo:rsid="00101f7b"/>
    </style:style>
    <style:style style:name="T6" style:family="text">
      <style:text-properties officeooo:rsid="0011585d"/>
    </style:style>
    <style:style style:name="T7" style:family="text">
      <style:text-properties officeooo:rsid="001183b9"/>
    </style:style>
    <style:style style:name="T8" style:family="text">
      <style:text-properties officeooo:rsid="0011fd7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34a5d" style:font-weight-asian="bold" style:font-weight-complex="bold"/>
    </style:style>
    <style:style style:name="T11" style:family="text">
      <style:text-properties fo:font-weight="bold" officeooo:rsid="000ccfbf" style:font-weight-asian="bold" style:font-weight-complex="bold"/>
    </style:style>
    <style:style style:name="T12" style:family="text">
      <style:text-properties fo:font-weight="bold" officeooo:rsid="0019114c" style:font-weight-asian="bold" style:font-weight-complex="bold"/>
    </style:style>
    <style:style style:name="T13" style:family="text">
      <style:text-properties fo:font-weight="bold" officeooo:rsid="00203ac7" style:font-weight-asian="bold" style:font-weight-complex="bold"/>
    </style:style>
    <style:style style:name="T14" style:family="text">
      <style:text-properties fo:font-weight="bold" officeooo:rsid="002ae3ba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01f7b" style:font-weight-asian="normal" style:font-weight-complex="normal"/>
    </style:style>
    <style:style style:name="T17" style:family="text">
      <style:text-properties officeooo:rsid="000ccfbf"/>
    </style:style>
    <style:style style:name="T18" style:family="text">
      <style:text-properties officeooo:rsid="00134a5d"/>
    </style:style>
    <style:style style:name="T19" style:family="text">
      <style:text-properties officeooo:rsid="00161619"/>
    </style:style>
    <style:style style:name="T20" style:family="text">
      <style:text-properties officeooo:rsid="00175a91"/>
    </style:style>
    <style:style style:name="T21" style:family="text">
      <style:text-properties officeooo:rsid="0019114c"/>
    </style:style>
    <style:style style:name="T22" style:family="text">
      <style:text-properties officeooo:rsid="001a27f9"/>
    </style:style>
    <style:style style:name="T23" style:family="text">
      <style:text-properties officeooo:rsid="001c8fd2"/>
    </style:style>
    <style:style style:name="T24" style:family="text">
      <style:text-properties officeooo:rsid="001e8647"/>
    </style:style>
    <style:style style:name="T25" style:family="text">
      <style:text-properties officeooo:rsid="00203ac7"/>
    </style:style>
    <style:style style:name="T26" style:family="text">
      <style:text-properties officeooo:rsid="0020bb41"/>
    </style:style>
    <style:style style:name="T27" style:family="text">
      <style:text-properties officeooo:rsid="00216d1c"/>
    </style:style>
    <style:style style:name="T28" style:family="text">
      <style:text-properties officeooo:rsid="00235446"/>
    </style:style>
    <style:style style:name="T29" style:family="text">
      <style:text-properties officeooo:rsid="002ae3ba"/>
    </style:style>
    <style:style style:name="T30" style:family="text">
      <style:text-properties fo:font-size="14pt" fo:font-weight="bold" style:font-size-asian="14pt" style:font-weight-asian="bold" style:font-size-complex="14pt" style:font-weight-complex="bold"/>
    </style:style>
    <style:style style:name="T31" style:family="text">
      <style:text-properties officeooo:rsid="003e8643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0">Set-up for Product modules</text:span><text:line-break/></text:p>
      <text:p text:style-name="P4">Step 1: <text:s/>Project Environments</text:p>
      <text:list xml:id="list3214460323" text:style-name="L1">
        <text:list-header>
          <text:p text:style-name="P17"><text:s text:c="2"/><text:tab/>1) <text:s/>Liferay: <text:s/>liferay-dxp-7.3.10.3-sp3</text:p>
        </text:list-header>
      </text:list>
      <text:p text:style-name="P2"><text:span text:style-name="T2"><text:tab/><text:tab/>2) <text:s/></text:span><text:span text:style-name="Strong_20_Emphasis"><text:span text:style-name="T15">PostgreSQL 12</text:span></text:span></text:p>
      <text:p text:style-name="P3"/>
      <text:p text:style-name="P3"/>
      <text:p text:style-name="P6">Step 2: Create “<text:span text:style-name="T9">karam</text:span>” site and add the following private pages in th<text:span text:style-name="T20">is</text:span> site.</text:p>
      <text:p text:style-name="P6"><text:tab/>1. <text:span text:style-name="T6">Product Listing</text:span> <text:s/><text:tab/>pageUrl--&gt; /<text:span text:style-name="T6">product-listing</text:span><text:span text:style-name="T23"> </text:span></text:p>
      <text:p text:style-name="P6"><text:tab/>2. Products <text:s/><text:tab/> <text:tab/>pageUrl --&gt; /products</text:p>
      <text:p text:style-name="P6"><text:tab/>3. Details<text:tab/><text:tab/>pageUrl ---&gt;/product-details</text:p>
      <text:p text:style-name="P6"><text:s text:c="2"/><text:span text:style-name="T14">Note</text:span><text:span text:style-name="T29">: You can directlly import karam site “Karam_Product_Site-20220802063341961.lar” file. While no need to create pages and import contents in this site.</text:span></text:p>
      <text:p text:style-name="P6"/>
      <text:p text:style-name="P6"/>
      <text:p text:style-name="P1"><text:span text:style-name="T1">Step </text:span><text:span text:style-name="T3">3</text:span><text:span text:style-name="T1">: </text:span><text:span text:style-name="T3">put the following properties in </text:span><text:span text:style-name="T1">portal-ext.properties file.</text:span></text:p>
      <text:p text:style-name="P7"><text:tab/>## Folder name for product images and download the xls file.</text:p>
      <text:p text:style-name="P7"><text:tab/>karam.product.images.foldername = PRODUCT_IMAGES</text:p>
      <text:p text:style-name="P7"><text:tab/>karam.product.xls.foldername = PRODUCT_UPLOAD_SHEET</text:p>
      <text:p text:style-name="P7"/>
      <text:p text:style-name="P7"><text:tab/>#xls file name for<text:span text:style-name="T19"> </text:span>product.</text:p>
      <text:p text:style-name="P7"><text:tab/>karam.product.xls.filename = Upload_karam_product.xls</text:p>
      <text:p text:style-name="P7"/>
      <text:p text:style-name="P7"><text:tab/>#Image name for No image available in DMS</text:p>
      <text:p text:style-name="P7"><text:tab/>karam.product.images.notAvailable = No_Image_Available.jpeg</text:p>
      <text:p text:style-name="P7"><text:tab/></text:p>
      <text:p text:style-name="P7"><text:tab/></text:p>
      <text:p text:style-name="P8">Step 3: Create there are following folder<text:span text:style-name="T4">s</text:span> and files <text:span text:style-name="T4">required </text:span>in karam site.</text:p>
      <text:p text:style-name="P8"><text:tab/><text:span text:style-name="T7">1. </text:span><text:span text:style-name="T16">Document and Media: </text:span><text:span text:style-name="T5"><text:s/>PRODUCT_IMAGES (Folder)</text:span></text:p>
      <text:p text:style-name="P14"><text:s text:c="18"/><text:span text:style-name="T5">This folder included all product images of karam. </text:span><text:span text:style-name="T7">Put all product images in this folder.</text:span></text:p>
      <text:p text:style-name="P14"/>
      <text:p text:style-name="P9"><text:s text:c="2"/><text:tab/><text:span text:style-name="T7">2.</text:span> PRODUCT_UPLOAD_SHEET <text:span text:style-name="T7">(Folder)</text:span></text:p>
      <text:p text:style-name="P15"><text:tab/> <text:s text:c="3"/><text:span text:style-name="T8">This folder include xls/xlsx blanck file for download the product(Blank xls sheet). Put <text:tab/><text:tab/><text:tab/> <text:s text:c="3"/></text:span><text:span text:style-name="T11">Upload_karam_product.xls</text:span><text:span text:style-name="T17"> </text:span><text:span text:style-name="T18">file </text:span><text:span text:style-name="T8">in this folder. </text:span></text:p>
      <text:p text:style-name="P11"/>
      <text:p text:style-name="P11"><text:tab/> <text:s text:c="2"/><text:span text:style-name="T10">Process :</text:span><text:span text:style-name="T18"> </text:span></text:p>
      <text:p text:style-name="P18"><text:tab/> <text:s text:c="2"/>First of all user download the blank xls sheet and then put the all product in this sheet(based on product <text:tab/> <text:s text:c="3"/><text:tab/> <text:s text:c="2"/>column). Then upload this xls sheet on product listing page. <text:span text:style-name="T31">Make sure xls/xlsx file supported from 2006+ <text:tab/> <text:s text:c="3"/>versions. </text:span></text:p>
      <text:p text:style-name="P11"/>
      <text:p text:style-name="P11"/>
      <text:p text:style-name="P16">Step 4: Product modules code setup.</text:p>
      <text:p text:style-name="P16"><text:tab/>Put the followings modules in your workspace.</text:p>
      <text:p text:style-name="P16"/>
      <text:p text:style-name="P16"><text:tab/>1. <text:span text:style-name="T12">Product</text:span><text:span text:style-name="T21"> : product is service builder provide the product interface. There are all methods available in this <text:tab/>product local service and product service. There are the following first two parts is service builder side and <text:tab/>thired <text:s/>is web module of product listing for administrator.</text:span></text:p>
      <text:p text:style-name="P16"/>
      <text:p text:style-name="P12"><text:tab/><text:tab/><text:span text:style-name="T21">1.1 Product-api</text:span></text:p>
      <text:p text:style-name="P12"><text:tab/><text:tab/><text:span text:style-name="T21">1.2 Product-service</text:span> <text:s text:c="18"/></text:p>
      <text:p text:style-name="P10"><text:tab/><text:tab/><text:span text:style-name="T21">1.3 Product-web: <text:s/></text:span><text:span text:style-name="T26">This portlet put on product-listing page in karam site.</text:span></text:p>
      <text:p text:style-name="P10"><text:tab/></text:p>
      <text:p text:style-name="P10"><text:span text:style-name="T21"><text:tab/>2. </text:span><text:span text:style-name="T12">Products-web</text:span><text:span text:style-name="T21">: This is web module of product listing page for the user. User can see the all products with in <text:tab/>cards. </text:span><text:span text:style-name="T22">If user want to show the details of any product when user click on “show Interest “ button then redirect t<text:tab/>o another page</text:span><text:span text:style-name="T24">(module)</text:span><text:span text:style-name="T22"> of product details</text:span><text:span text:style-name="T24">(separate module)</text:span></text:p>
      <text:p text:style-name="P13"><text:tab/><text:span text:style-name="T27">This portlet put on </text:span><text:span text:style-name="T28">products page in karam site. This portlet access by any user of karam site.</text:span></text:p>
      <text:p text:style-name="P10"><text:tab/></text:p>
      <text:p text:style-name="P10"/>
      <text:p text:style-name="P10"><text:span text:style-name="T25"><text:tab/>3. </text:span><text:span text:style-name="T13">Product-Details</text:span><text:span text:style-name="T25">: </text:span><text:span text:style-name="T26">This is web module for the product details. </text:span><text:span text:style-name="T28">When user click on “Show Interest” of any <text:tab/>product then redirect to this portlet(product-details). This portlet put on Product-Details page in <text:tab/>karam site <text:tab/>and this portlet access any user of karam site.</text:span></text:p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1T18:21:59.325601214</meta:creation-date>
    <dc:date>2022-08-02T12:52:26.110391508</dc:date>
    <meta:editing-duration>PT2H52M11S</meta:editing-duration>
    <meta:editing-cycles>29</meta:editing-cycles>
    <meta:generator>LibreOffice/6.4.7.2$Linux_X86_64 LibreOffice_project/40$Build-2</meta:generator>
    <meta:document-statistic meta:table-count="0" meta:image-count="0" meta:object-count="0" meta:page-count="2" meta:paragraph-count="37" meta:word-count="390" meta:character-count="2709" meta:non-whitespace-character-count="2224"/>
  </office:meta>
</office:document-meta>
</file>